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4bc6" officeooo:paragraph-rsid="00134bc6"/>
    </style:style>
    <style:style style:name="P2" style:family="paragraph" style:parent-style-name="Standard">
      <style:text-properties officeooo:rsid="00145747" officeooo:paragraph-rsid="00145747"/>
    </style:style>
    <style:style style:name="P3" style:family="paragraph" style:parent-style-name="Standard">
      <style:text-properties officeooo:rsid="00145747" officeooo:paragraph-rsid="0015eb91"/>
    </style:style>
    <style:style style:name="P4" style:family="paragraph" style:parent-style-name="Standard">
      <style:text-properties style:text-underline-style="none" fo:font-weight="normal" officeooo:rsid="00145747" officeooo:paragraph-rsid="00145747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45747" officeooo:paragraph-rsid="0015eb91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5eb91" officeooo:paragraph-rsid="0015eb91" style:font-weight-asian="normal" style:font-weight-complex="normal"/>
    </style:style>
    <style:style style:name="P7" style:family="paragraph" style:parent-style-name="Standard">
      <style:text-properties officeooo:rsid="0015eb91" officeooo:paragraph-rsid="0015eb91"/>
    </style:style>
    <style:style style:name="P8" style:family="paragraph" style:parent-style-name="Standard">
      <style:text-properties officeooo:rsid="0015eb91" officeooo:paragraph-rsid="0015eb91"/>
    </style:style>
    <style:style style:name="P9" style:family="paragraph" style:parent-style-name="Standard">
      <style:text-properties officeooo:rsid="0019d254" officeooo:paragraph-rsid="0019d254"/>
    </style:style>
    <style:style style:name="P10" style:family="paragraph" style:parent-style-name="Standard">
      <style:text-properties style:text-underline-style="none" fo:font-weight="normal" officeooo:rsid="00145747" officeooo:paragraph-rsid="0015eb91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9d254" officeooo:paragraph-rsid="0019d254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9d254" officeooo:paragraph-rsid="001b9de1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b9de1" officeooo:paragraph-rsid="001b9de1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d73bb" officeooo:paragraph-rsid="001d73bb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e1d57" officeooo:paragraph-rsid="001e1d57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officeooo:rsid="001b9de1" officeooo:paragraph-rsid="001b9de1" style:font-weight-asian="normal" style:font-weight-complex="normal"/>
    </style:style>
    <style:style style:name="T1" style:family="text">
      <style:text-properties officeooo:rsid="00145747"/>
    </style:style>
    <style:style style:name="T2" style:family="text">
      <style:text-properties officeooo:rsid="0015eb91"/>
    </style:style>
    <style:style style:name="T3" style:family="text">
      <style:text-properties style:text-underline-style="solid" style:text-underline-width="auto" style:text-underline-color="font-color" fo:font-weight="bold" officeooo:rsid="0015eb91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5eb91" style:font-weight-asian="normal" style:font-weight-complex="normal"/>
    </style:style>
    <style:style style:name="T6" style:family="text">
      <style:text-properties officeooo:rsid="0019d254"/>
    </style:style>
    <style:style style:name="T7" style:family="text">
      <style:text-properties officeooo:rsid="001b9de1"/>
    </style:style>
    <style:style style:name="T8" style:family="text">
      <style:text-properties officeooo:rsid="001d73bb"/>
    </style:style>
    <style:style style:name="T9" style:family="text">
      <style:text-properties officeooo:rsid="001e1d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reem Salah Mohamed, <text:s/>&lt; k<text:span text:style-name="T2">oll wa7ed yekteb esmo</text:span> :D</text:p>
      <text:p text:style-name="P1">March 9, 2017</text:p>
      <text:p text:style-name="P1"/>
      <text:p text:style-name="P1">1.1 Purpose</text:p>
      <text:p text:style-name="P1"><text:tab/><text:tab/>This software design document describes the architecture and system design</text:p>
      <text:p text:style-name="P1"><text:tab/><text:tab/>of (Adw<text:span text:style-name="T1">ytee)</text:span></text:p>
      <text:p text:style-name="P1"/>
      <text:p text:style-name="P2">1.2 Scope</text:p>
      <text:p text:style-name="P3"><text:tab/><text:span text:style-name="T2">O</text:span>ur project will target mainly <text:span text:style-name="T2">three</text:span> user<text:span text:style-name="T2">s (Normal User, Pharmacy and company)</text:span></text:p>
      <text:p text:style-name="P3"/>
      <text:p text:style-name="P3"><text:tab/><text:span text:style-name="T3">Normal User</text:span><text:span text:style-name="T5"> <text:line-break/><text:tab/><text:tab/><text:tab/>1-</text:span><text:span text:style-name="T4">he</text:span> will able to search for a certain medicine on our web application and our <text:tab/><text:tab/><text:tab/>database server will provide him with the location of the near pharmacies in <text:tab/><text:tab/><text:tab/>ascending order </text:p>
      <text:p text:style-name="P3"><text:tab/><text:tab/><text:tab/><text:span text:style-name="T2">2-he will be able to track certain medicine and server will notify him <text:tab/><text:tab/><text:tab/><text:tab/>whenever its available</text:span></text:p>
      <text:p text:style-name="P7"><text:tab/><text:tab/><text:tab/>3-he will be able to set schedule and server will notify and provide him with <text:tab/><text:tab/><text:tab/>the the available pharmacies</text:p>
      <text:p text:style-name="P7"><text:tab/><text:tab/><text:tab/>4-he will be able to view alternatives in ascending according to the highest <text:tab/><text:tab/><text:tab/>recommendation</text:p>
      <text:p text:style-name="P9"><text:tab/><text:tab/><text:tab/>5-he will be able to print a card containing his unique key</text:p>
      <text:p text:style-name="P9"><text:tab/><text:tab/><text:tab/>6-every user will have a patient profile for view only</text:p>
      <text:p text:style-name="P3"><text:tab/></text:p>
      <text:p text:style-name="P2"><text:tab/><text:span text:style-name="T3">pharmacy</text:span></text:p>
      <text:p text:style-name="P4"><text:tab/><text:tab/><text:tab/><text:span text:style-name="T2">1-registered pharmacies will be able to provide users with their location and <text:tab/><text:tab/><text:tab/>brief details about the pharmacy </text:span></text:p>
      <text:p text:style-name="P5"><text:tab/><text:tab/><text:tab/><text:span text:style-name="T2">2-it will provide the server with available medicines real time</text:span></text:p>
      <text:p text:style-name="P6"><text:tab/><text:tab/><text:tab/>3-it will be able to add or remove medicine from its database</text:p>
      <text:p text:style-name="P5"><text:tab/><text:tab/><text:tab/><text:span text:style-name="T2">4-it will be able to add new medicine to the database and provide <text:tab/><text:tab/><text:tab/><text:tab/><text:tab/>brief details about it</text:span></text:p>
      <text:p text:style-name="P5"><text:tab/><text:tab/><text:tab/><text:span text:style-name="T2">5-it will be able to edit medicine info </text:span></text:p>
      <text:p text:style-name="P5"><text:tab/><text:tab/><text:tab/><text:span text:style-name="T2">6-it will be able to set alternatives to medicines</text:span></text:p>
      <text:p text:style-name="P5"><text:tab/><text:tab/><text:tab/><text:span text:style-name="T6">7-it will be able to to edit the patient profile using the unique key of <text:tab/><text:tab/><text:tab/> <text:s text:c="2"/><text:tab/> <text:s text:c="2"/>the patient</text:span></text:p>
      <text:p text:style-name="P5"><text:tab/><text:tab/><text:tab/><text:span text:style-name="T6">8-it will be able to bind a patient using his unique key </text:span></text:p>
      <text:p text:style-name="P5"/>
      <text:p text:style-name="P5"/>
      <text:p text:style-name="P11">2 System Overview</text:p>
      <text:p text:style-name="P12"><text:tab/><text:tab/> <text:s text:c="10"/>the system <text:s/><text:span text:style-name="T7">will depends mainly on our API server where it will be responsible<text:line-break/><text:tab/><text:tab/><text:tab/>for the connections with the database server and the database interactions<text:line-break/><text:tab/><text:tab/><text:tab/>in order to maintain this process we have to <text:s/>separate the API section from the<text:line-break/><text:tab/><text:tab/><text:tab/>web application server provider <text:s text:c="2"/></text:span></text:p>
      <text:p text:style-name="P13"/>
      <text:p text:style-name="P13">6.1</text:p>
      <text:p text:style-name="P13">Human Interface Design</text:p>
      <text:p text:style-name="P16">Overview of User Interface</text:p>
      <text:p text:style-name="P16"/>
      <text:p text:style-name="P13">on the home page user will be able to search for certain <text:span text:style-name="T8">medicine the system will try to predict his location<text:line-break/>on failure the website will ask him to enter it manually</text:span></text:p>
      <text:p text:style-name="P14">the results will be displayed on the next page (Results page) <text:s/>it will provide him with location of the pharmacies have <text:s/>medicines the user will be able to select either medicine or the pharmacy <text:soft-page-break/>providing it .<text:line-break/>upon selecting the medicine he will be able to know its info and the alternatives to that medicine.</text:p>
      <text:p text:style-name="P14">upon selecting the pharmacy he will get info about it and its location on map.</text:p>
      <text:p text:style-name="P14"/>
      <text:p text:style-name="P14">registered user will <text:span text:style-name="T9">able to set a schedule from a drop down menu or even track a medicine .</text:span></text:p>
      <text:p text:style-name="P15">upon tracking a medicine the website will notify him whenever the medicine is available.</text:p>
      <text:p text:style-name="P15"/>
      <text:p text:style-name="P15">registered pharmacy will choose either manage medicines (add or remove) , bind a user , view and edit patient profile </text:p>
      <text:p text:style-name="P1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9:23:42.118357392</meta:creation-date>
    <meta:generator>LibreOffice/5.1.6.2$Linux_X86_64 LibreOffice_project/10m0$Build-2</meta:generator>
    <dc:date>2017-03-17T23:41:02.611285147</dc:date>
    <meta:editing-duration>PT14M21S</meta:editing-duration>
    <meta:editing-cycles>3</meta:editing-cycles>
    <meta:document-statistic meta:table-count="0" meta:image-count="0" meta:object-count="0" meta:page-count="2" meta:paragraph-count="34" meta:word-count="456" meta:character-count="2690" meta:non-whitespace-character-count="2147"/>
  </office:meta>
</office:document-meta>
</file>